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16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6.438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808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884cm" fo:break-before="auto" style:use-optimal-row-height="false"/>
    </style:style>
    <style:style style:name="ro6" style:family="table-row">
      <style:table-row-properties style:row-height="0.977cm" fo:break-before="auto" style:use-optimal-row-height="false"/>
    </style:style>
    <style:style style:name="ro7" style:family="table-row">
      <style:table-row-properties style:row-height="1.108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1.014cm" fo:break-before="auto" style:use-optimal-row-height="false"/>
    </style:style>
    <style:style style:name="ro10" style:family="table-row">
      <style:table-row-properties style:row-height="0.921cm" fo:break-before="auto" style:use-optimal-row-height="true"/>
    </style:style>
    <style:style style:name="ro11" style:family="table-row">
      <style:table-row-properties style:row-height="1.071cm" fo:break-before="auto" style:use-optimal-row-height="false"/>
    </style:style>
    <style:style style:name="ro12" style:family="table-row">
      <style:table-row-properties style:row-height="0.901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Droid Arabic Naskh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none" style:country-asian="none" style:font-style-asian="normal" style:font-weight-asian="normal" style:font-name-complex="Droid Arabic Naskh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Noto Sans Arabic UI" style:font-size-complex="10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roid Arabic Naskh" fo:font-size="13pt" style:font-size-asian="13pt" style:font-name-complex="Droid Arabic Naskh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DZ" style:font-name-asian="Noto Sans CJK SC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Phrase</text:p>
          </table:table-cell>
          <table:table-cell office:value-type="string" calcext:value-type="string">
            <text:p>أقسام الكلم</text:p>
          </table:table-cell>
          <table:table-cell office:value-type="string" calcext:value-type="string">
            <text:p>إعراب</text:p>
          </table:table-cell>
          <table:table-cell office:value-type="string" calcext:value-type="string">
            <text:p>نوع الفعل</text:p>
          </table:table-cell>
          <table:table-cell office:value-type="string" calcext:value-type="string">
            <text:p><text:s/>درجة</text:p>
          </table:table-cell>
          <table:table-cell office:value-type="string" calcext:value-type="string">
            <text:p>عدد الكلمات</text:p>
          </table:table-cell>
        </table:table-row>
        <table:table-row table:style-name="ro2">
          <table:table-cell table:style-name="ce3" office:value-type="string" calcext:value-type="string">
            <text:p>العبْ بالْكُرةِ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أمر جار+مجرور</text:p>
          </table:table-cell>
          <table:table-cell/>
          <table:table-cell table:formula="of:=LEN(TRIM([.A2]))-LEN(SUBSTITUTE([.A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طعمْ قطَّك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أمر فاعل</text:p>
          </table:table-cell>
          <table:table-cell/>
          <table:table-cell table:formula="of:=LEN(TRIM([.A3]))-LEN(SUBSTITUTE([.A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كرمَا ضيوفكما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أمر فاعل</text:p>
          </table:table-cell>
          <table:table-cell/>
          <table:table-cell table:formula="of:=LEN(TRIM([.A4]))-LEN(SUBSTITUTE([.A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ُتُركِ المزاح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5]))-LEN(SUBSTITUTE([.A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حفظي درسك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6]))-LEN(SUBSTITUTE([.A6];&quot; &quot;;&quot;&quot;))+1" office:value-type="float" office:value="2" calcext:value-type="float">
            <text:p>2</text:p>
          </table:table-cell>
        </table:table-row>
        <table:table-row table:style-name="ro4">
          <table:table-cell table:style-name="ce3" office:value-type="string" calcext:value-type="string">
            <text:p>اُدْعُ الطبي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7]))-LEN(SUBSTITUTE([.A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رحم الضعيف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8]))-LEN(SUBSTITUTE([.A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ُهْجُرِ الكَذِب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9]))-LEN(SUBSTITUTE([.A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وقدَنْ مصباحك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0]))-LEN(SUBSTITUTE([.A1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ظفْ ثِيابك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1]))-LEN(SUBSTITUTE([.A1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هذبْنَ أولادكن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أمر مفعول</text:p>
          </table:table-cell>
          <table:table-cell/>
          <table:table-cell table:formula="of:=LEN(TRIM([.A12]))-LEN(SUBSTITUTE([.A1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شتدَ البَرْد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3]))-LEN(SUBSTITUTE([.A1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باضتِ الدَّجاج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4]))-LEN(SUBSTITUTE([.A1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ثارَ الغبار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5]))-LEN(SUBSTITUTE([.A1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جَاءَتِ الْبِنْت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6]))-LEN(SUBSTITUTE([.A16];&quot; &quot;;&quot;&quot;))+1" office:value-type="float" office:value="2" calcext:value-type="float">
            <text:p>2</text:p>
          </table:table-cell>
        </table:table-row>
        <table:table-row table:style-name="ro5">
          <table:table-cell table:style-name="ce3" office:value-type="string" calcext:value-type="string">
            <text:p>جَرَى الْكل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7]))-LEN(SUBSTITUTE([.A17];&quot; &quot;;&quot;&quot;))+1" office:value-type="float" office:value="2" calcext:value-type="float">
            <text:p>2</text:p>
          </table:table-cell>
        </table:table-row>
        <table:table-row table:style-name="ro6">
          <table:table-cell table:style-name="ce3" office:value-type="string" calcext:value-type="string">
            <text:p>دَقَّتِ السَّاع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8]))-LEN(SUBSTITUTE([.A18];&quot; &quot;;&quot;&quot;))+1" office:value-type="float" office:value="2" calcext:value-type="float">
            <text:p>2</text:p>
          </table:table-cell>
        </table:table-row>
        <table:table-row table:style-name="ro7">
          <table:table-cell table:style-name="ce3" office:value-type="string" calcext:value-type="string">
            <text:p>سارَ القِطَا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19]))-LEN(SUBSTITUTE([.A19];&quot; &quot;;&quot;&quot;))+1" office:value-type="float" office:value="2" calcext:value-type="float">
            <text:p>2</text:p>
          </table:table-cell>
        </table:table-row>
        <table:table-row table:style-name="ro8">
          <table:table-cell table:style-name="ce3" office:value-type="string" calcext:value-type="string">
            <text:p>سافَر وَالدِي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0]))-LEN(SUBSTITUTE([.A2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ضَاعَ الْكِتَا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1]))-LEN(SUBSTITUTE([.A2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طارَ الصَّقْ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2]))-LEN(SUBSTITUTE([.A2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عطِشَ الزَّرْع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3]))-LEN(SUBSTITUTE([.A2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فتحْتُ البا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4]))-LEN(SUBSTITUTE([.A24];&quot; &quot;;&quot;&quot;))+1" office:value-type="float" office:value="2" calcext:value-type="float">
            <text:p>2</text:p>
          </table:table-cell>
        </table:table-row>
        <table:table-row table:style-name="ro9">
          <table:table-cell table:style-name="ce3" office:value-type="string" calcext:value-type="string">
            <text:p>قطفْنَا الأزهار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5]))-LEN(SUBSTITUTE([.A2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مَرِضَ الْغُلام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6]))-LEN(SUBSTITUTE([.A2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َزلَ المط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7]))-LEN(SUBSTITUTE([.A2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وَقفَ الرَّجل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اضي فاعل</text:p>
          </table:table-cell>
          <table:table-cell/>
          <table:table-cell table:formula="of:=LEN(TRIM([.A28]))-LEN(SUBSTITUTE([.A2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لقفْتُ الكر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اضي مفعول</text:p>
          </table:table-cell>
          <table:table-cell/>
          <table:table-cell table:formula="of:=LEN(TRIM([.A29]))-LEN(SUBSTITUTE([.A29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سمعت النصيحة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اضي مفعول</text:p>
          </table:table-cell>
          <table:table-cell/>
          <table:table-cell table:formula="of:=LEN(TRIM([.A30]))-LEN(SUBSTITUTE([.A3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جائزة للسابقِ.</text:p>
          </table:table-cell>
          <table:table-cell office:value-type="string" calcext:value-type="string">
            <text:p>اسم حرف+اسم</text:p>
          </table:table-cell>
          <table:table-cell table:number-columns-repeated="2" office:value-type="string" calcext:value-type="string">
            <text:p>مبتدأ جار+مجرور</text:p>
          </table:table-cell>
          <table:table-cell/>
          <table:table-cell table:formula="of:=LEN(TRIM([.A31]))-LEN(SUBSTITUTE([.A31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بستان جميل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32]))-LEN(SUBSTITUTE([.A32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ْحَديقَةُ جميلة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33]))-LEN(SUBSTITUTE([.A33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سَّماءُ مُمْطرَةٌ. 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34]))-LEN(SUBSTITUTE([.A34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الشمس طالعة.</text:p>
          </table:table-cell>
          <table:table-cell office:value-type="string" calcext:value-type="string">
            <text:p>اسم اسم</text:p>
          </table:table-cell>
          <table:table-cell table:number-columns-repeated="2" office:value-type="string" calcext:value-type="string">
            <text:p>مبتدأ خبر</text:p>
          </table:table-cell>
          <table:table-cell/>
          <table:table-cell table:formula="of:=LEN(TRIM([.A35]))-LEN(SUBSTITUTE([.A3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أولاد لعب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36]))-LEN(SUBSTITUTE([.A3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رجال سافر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37]))-LEN(SUBSTITUTE([.A3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لعمال تعبُوا.</text:p>
          </table:table-cell>
          <table:table-cell office:value-type="string" calcext:value-type="string">
            <text:p>اسم فعل </text:p>
          </table:table-cell>
          <table:table-cell office:value-type="string" calcext:value-type="string">
            <text:p>مبتدأ فعل</text:p>
          </table:table-cell>
          <table:table-cell office:value-type="string" calcext:value-type="string">
            <text:p>مبتدأ ماضي</text:p>
          </table:table-cell>
          <table:table-cell/>
          <table:table-cell table:formula="of:=LEN(TRIM([.A38]))-LEN(SUBSTITUTE([.A3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نطق بالصدق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مضارع+مرفوع جار+مجرور</text:p>
          </table:table-cell>
          <table:table-cell/>
          <table:table-cell table:formula="of:=LEN(TRIM([.A39]))-LEN(SUBSTITUTE([.A3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َلعَبُ بالْكُرَةِ.</text:p>
          </table:table-cell>
          <table:table-cell office:value-type="string" calcext:value-type="string">
            <text:p>فعل حرف+اسم</text:p>
          </table:table-cell>
          <table:table-cell office:value-type="string" calcext:value-type="string">
            <text:p>فعل جار+مجرور</text:p>
          </table:table-cell>
          <table:table-cell office:value-type="string" calcext:value-type="string">
            <text:p>مضارع+مرفوع جار+مجرور</text:p>
          </table:table-cell>
          <table:table-cell/>
          <table:table-cell table:formula="of:=LEN(TRIM([.A40]))-LEN(SUBSTITUTE([.A4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غِسلُ يَدَيّ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1]))-LEN(SUBSTITUTE([.A4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لْبَسُ ثِيابي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2]))-LEN(SUBSTITUTE([.A4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َأْكُلُ الْبِنْت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3]))-LEN(SUBSTITUTE([.A4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تَذْبلُ الْوَرْدَة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4]))-LEN(SUBSTITUTE([.A4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ُثْمِرُ البستان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5]))-LEN(SUBSTITUTE([.A4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عُودُ الغائِ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6]))-LEN(SUBSTITUTE([.A4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ُغَرِّدُ الْعُصْفُور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7]))-LEN(SUBSTITUTE([.A4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نْبَحُ الْكلب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8]))-LEN(SUBSTITUTE([.A48];&quot; &quot;;&quot;&quot;))+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يَنْتَبهُ الحَارسُ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49]))-LEN(SUBSTITUTE([.A49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تجِفُّ الأَرْض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50]))-LEN(SUBSTITUTE([.A50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تَطْلُعُ الشَّمْس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51]))-LEN(SUBSTITUTE([.A51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حترق الحطب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52]))-LEN(SUBSTITUTE([.A52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سِيرُ السَّحاب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53]))-LEN(SUBSTITUTE([.A53];&quot; &quot;;&quot;&quot;))+1" office:value-type="float" office:value="2" calcext:value-type="float">
            <text:p>2</text:p>
          </table:table-cell>
        </table:table-row>
        <table:table-row table:style-name="ro10">
          <table:table-cell table:style-name="ce1" office:value-type="string" calcext:value-type="string">
            <text:p>يَنقطِعُ المطرُ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فاعل</text:p>
          </table:table-cell>
          <table:table-cell office:value-type="string" calcext:value-type="string">
            <text:p>مضارع+مرفوع فاعل</text:p>
          </table:table-cell>
          <table:table-cell/>
          <table:table-cell table:formula="of:=LEN(TRIM([.A54]))-LEN(SUBSTITUTE([.A5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تَعلَّمُ السِّباحة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55]))-LEN(SUBSTITUTE([.A5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حْترِمُ الْمُعَلِّم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56]))-LEN(SUBSTITUTE([.A5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َحْفَظ الدَّرْس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57]))-LEN(SUBSTITUTE([.A5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خذْتُ جائز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58]))-LEN(SUBSTITUTE([.A5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ُنَظِّفُ الحِذَاءَ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59]))-LEN(SUBSTITUTE([.A5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ستمع النصيحة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0]))-LEN(SUBSTITUTE([.A6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شعل المصابيح. 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1]))-LEN(SUBSTITUTE([.A61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طبخ الطَعام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2]))-LEN(SUBSTITUTE([.A62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ُعلّم الأطفال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3]))-LEN(SUBSTITUTE([.A63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ُغلِق الأبواب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4]))-LEN(SUBSTITUTE([.A64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فتح الشبابيك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5]))-LEN(SUBSTITUTE([.A65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يَفرش البسط.</text:p>
          </table:table-cell>
          <table:table-cell office:value-type="string" calcext:value-type="string">
            <text:p>فعل اسم</text:p>
          </table:table-cell>
          <table:table-cell office:value-type="string" calcext:value-type="string">
            <text:p>فعل مفعول</text:p>
          </table:table-cell>
          <table:table-cell office:value-type="string" calcext:value-type="string">
            <text:p>مضارع+مرفوع مفعول</text:p>
          </table:table-cell>
          <table:table-cell/>
          <table:table-cell table:formula="of:=LEN(TRIM([.A66]))-LEN(SUBSTITUTE([.A66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لن أكذبَ.</text:p>
          </table:table-cell>
          <table:table-cell office:value-type="string" calcext:value-type="string">
            <text:p>حرف فعل </text:p>
          </table:table-cell>
          <table:table-cell office:value-type="string" calcext:value-type="string">
            <text:p>ناصب فعل</text:p>
          </table:table-cell>
          <table:table-cell office:value-type="string" calcext:value-type="string">
            <text:p>ناصب مضارع+منصوب</text:p>
          </table:table-cell>
          <table:table-cell/>
          <table:table-cell table:formula="of:=LEN(TRIM([.A67]))-LEN(SUBSTITUTE([.A67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ُسافرُ وَحْدي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68]))-LEN(SUBSTITUTE([.A68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استيقظْنَ مبكرات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69]))-LEN(SUBSTITUTE([.A69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نمْ مُبَكراً.</text:p>
          </table:table-cell>
          <table:table-cell office:value-type="string" calcext:value-type="string">
            <text:p>فعل اسم</text:p>
          </table:table-cell>
          <table:table-cell table:number-columns-repeated="3"/>
          <table:table-cell table:formula="of:=LEN(TRIM([.A70]))-LEN(SUBSTITUTE([.A70];&quot; &quot;;&quot;&quot;))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>
            <text:p>أحسنَنْ إلى الناس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71]))-LEN(SUBSTITUTE([.A7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ُخْرُجَنَّ إلى الحق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72]))-LEN(SUBSTITUTE([.A7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مهلْ في السَّيْر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73]))-LEN(SUBSTITUTE([.A7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مهلْ في سير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أمر جار مجرور</text:p>
          </table:table-cell>
          <table:table-cell/>
          <table:table-cell table:formula="of:=LEN(TRIM([.A74]))-LEN(SUBSTITUTE([.A7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جنبَنَّ المزاح الكثي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أمر مفعول صفة</text:p>
          </table:table-cell>
          <table:table-cell/>
          <table:table-cell table:formula="of:=LEN(TRIM([.A75]))-LEN(SUBSTITUTE([.A7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جْتِنبْ مُرافقة الأَشرا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76]))-LEN(SUBSTITUTE([.A7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جدْ مَضْغَ الطعامِ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77]))-LEN(SUBSTITUTE([.A7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جدْنَ طبخ الطعام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78]))-LEN(SUBSTITUTE([.A7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جمعوا ثمر البستان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79]))-LEN(SUBSTITUTE([.A7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حفظَنْ عهد الصديق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0]))-LEN(SUBSTITUTE([.A8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معْ نصح الطبيب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1]))-LEN(SUBSTITUTE([.A81];&quot; &quot;;&quot;&quot;))+1" office:value-type="float" office:value="3" calcext:value-type="float">
            <text:p>3</text:p>
          </table:table-cell>
        </table:table-row>
        <table:table-row table:style-name="ro11">
          <table:table-cell table:style-name="ce3" office:value-type="string" calcext:value-type="string">
            <text:p>استمع نصح والدك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2]))-LEN(SUBSTITUTE([.A8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غلقي باب الدار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3]))-LEN(SUBSTITUTE([.A8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فتحَا نوافذ الحجرة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4]))-LEN(SUBSTITUTE([.A8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ُهْزُزَا شجرة النبق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5]))-LEN(SUBSTITUTE([.A8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رتبي أثاث الحجرة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مضاف</text:p>
          </table:table-cell>
          <table:table-cell office:value-type="string" calcext:value-type="string">
            <text:p>أمر مفعول مضاف</text:p>
          </table:table-cell>
          <table:table-cell/>
          <table:table-cell table:formula="of:=LEN(TRIM([.A86]))-LEN(SUBSTITUTE([.A8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لم يتغذَّ الغلام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 office:value-type="string" calcext:value-type="string">
            <text:p>jzm</text:p>
          </table:table-cell>
          <table:table-cell table:formula="of:=LEN(TRIM([.A87]))-LEN(SUBSTITUTE([.A87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جرِ الماء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88]))-LEN(SUBSTITUTE([.A88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صفُ الجو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89]))-LEN(SUBSTITUTE([.A89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عدُ الحصان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90]))-LEN(SUBSTITUTE([.A90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يعوِ الذئب. 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فاعل</text:p>
          </table:table-cell>
          <table:table-cell office:value-type="string" calcext:value-type="string">
            <text:p>جازم مضارع+مجزوم فاعل</text:p>
          </table:table-cell>
          <table:table-cell/>
          <table:table-cell table:formula="of:=LEN(TRIM([.A91]))-LEN(SUBSTITUTE([.A91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ا تنسَ وعدك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92]))-LEN(SUBSTITUTE([.A92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لم أخشَ البرد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93]))-LEN(SUBSTITUTE([.A93];&quot; &quot;;&quot;&quot;))+1" office:value-type="float" office:value="3" calcext:value-type="float">
            <text:p>3</text:p>
          </table:table-cell>
        </table:table-row>
        <table:table-row table:style-name="ro10">
          <table:table-cell office:value-type="string" calcext:value-type="string">
            <text:p>لم أشتهِ الطعام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جازم فعل مفعول</text:p>
          </table:table-cell>
          <table:table-cell office:value-type="string" calcext:value-type="string">
            <text:p>جازم مضارع+مجزوم مفعول</text:p>
          </table:table-cell>
          <table:table-cell/>
          <table:table-cell table:formula="of:=LEN(TRIM([.A94]))-LEN(SUBSTITUTE([.A9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حسنْتَ إلى الناس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95]))-LEN(SUBSTITUTE([.A9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حموا في النهر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96]))-LEN(SUBSTITUTE([.A9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خرجْنَا إلى الحق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97]))-LEN(SUBSTITUTE([.A9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صدقْتَ في قول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98]))-LEN(SUBSTITUTE([.A9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عدلْتَ في حكمك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اضي جار مجرور</text:p>
          </table:table-cell>
          <table:table-cell/>
          <table:table-cell table:formula="of:=LEN(TRIM([.A99]))-LEN(SUBSTITUTE([.A99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فتَرَس الذِّئْبُ كبْش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00]))-LEN(SUBSTITUTE([.A100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ركب إبراهيم الحصان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01]))-LEN(SUBSTITUTE([.A101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شم عليٌّ وردة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02]))-LEN(SUBSTITUTE([.A102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قطف محمد زهرة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اضي فاعل مفعول</text:p>
          </table:table-cell>
          <table:table-cell/>
          <table:table-cell table:formula="of:=LEN(TRIM([.A103]))-LEN(SUBSTITUTE([.A10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شتريت قفلا للخزانة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مفعول جار+مجرور</text:p>
          </table:table-cell>
          <table:table-cell office:value-type="string" calcext:value-type="string">
            <text:p>ماضي مفعول جار+مجرور</text:p>
          </table:table-cell>
          <table:table-cell/>
          <table:table-cell table:formula="of:=LEN(TRIM([.A104]))-LEN(SUBSTITUTE([.A10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شرت الفاكهة بالسكين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مفعول جار+مجرور</text:p>
          </table:table-cell>
          <table:table-cell office:value-type="string" calcext:value-type="string">
            <text:p>ماضي مفعول جار+مجرور</text:p>
          </table:table-cell>
          <table:table-cell/>
          <table:table-cell table:formula="of:=LEN(TRIM([.A105]))-LEN(SUBSTITUTE([.A10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ستنشقْنَا الهواء النقي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06]))-LEN(SUBSTITUTE([.A10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فتحت الوردةُ الجميلةُ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07]))-LEN(SUBSTITUTE([.A10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رأيت ميدانًا فسيحً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08]))-LEN(SUBSTITUTE([.A10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رأت كتابًا مفيدً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09]))-LEN(SUBSTITUTE([.A10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قطفت الوردةَ الجميلة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اضي مفعول صفة</text:p>
          </table:table-cell>
          <table:table-cell/>
          <table:table-cell table:formula="of:=LEN(TRIM([.A110]))-LEN(SUBSTITUTE([.A11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جئت كي أتعلمَ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اضي ناصب مضارع+منصوب</text:p>
          </table:table-cell>
          <table:table-cell/>
          <table:table-cell table:formula="of:=LEN(TRIM([.A111]))-LEN(SUBSTITUTE([.A11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خرجت كي أتنزَّهَ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اضي ناصب مضارع+منصوب</text:p>
          </table:table-cell>
          <table:table-cell/>
          <table:table-cell table:formula="of:=LEN(TRIM([.A112]))-LEN(SUBSTITUTE([.A11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أمهات أطعمْنَ أولادهن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113]))-LEN(SUBSTITUTE([.A11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فتيات رتبْنَ المائدة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114]))-LEN(SUBSTITUTE([.A11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نبات تعلمْنَ الحياكة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<text:s/>ماضي مفعول</text:p>
          </table:table-cell>
          <table:table-cell/>
          <table:table-cell table:formula="of:=LEN(TRIM([.A115]))-LEN(SUBSTITUTE([.A115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ْمِدادُ في الدَّوَاةِ. </text:p>
          </table:table-cell>
          <table:table-cell office:value-type="string" calcext:value-type="string">
            <text:p>اسم حرف اسم</text:p>
          </table:table-cell>
          <table:table-cell table:number-columns-repeated="2" office:value-type="string" calcext:value-type="string">
            <text:p>مبتدأ جار مجرور</text:p>
          </table:table-cell>
          <table:table-cell/>
          <table:table-cell table:formula="of:=LEN(TRIM([.A116]))-LEN(SUBSTITUTE([.A11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ْعُصْفُورُ لمْ يُغَرِّد.</text:p>
          </table:table-cell>
          <table:table-cell office:value-type="string" calcext:value-type="string">
            <text:p>اسم حرف فعل</text:p>
          </table:table-cell>
          <table:table-cell office:value-type="string" calcext:value-type="string">
            <text:p>مبتدأ جازم فعل</text:p>
          </table:table-cell>
          <table:table-cell office:value-type="string" calcext:value-type="string">
            <text:p>مبتدأ جازم مضارع+مجزوم</text:p>
          </table:table-cell>
          <table:table-cell/>
          <table:table-cell table:formula="of:=LEN(TRIM([.A117]))-LEN(SUBSTITUTE([.A11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هذا كتابٌ مفيدٌ.</text:p>
          </table:table-cell>
          <table:table-cell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خبر صفة</text:p>
          </table:table-cell>
          <table:table-cell/>
          <table:table-cell table:formula="of:=LEN(TRIM([.A118]))-LEN(SUBSTITUTE([.A11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هذا ميدانٌ فسيحٌ.</text:p>
          </table:table-cell>
          <table:table-cell office:value-type="string" calcext:value-type="string">
            <text:p>اسم اسم اسم</text:p>
          </table:table-cell>
          <table:table-cell table:number-columns-repeated="2" office:value-type="string" calcext:value-type="string">
            <text:p>مبتدأ خبر صفة</text:p>
          </table:table-cell>
          <table:table-cell/>
          <table:table-cell table:formula="of:=LEN(TRIM([.A119]))-LEN(SUBSTITUTE([.A11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خوكَ يَتَعرَّضُ لِلبَرْدِ.</text:p>
          </table:table-cell>
          <table:table-cell office:value-type="string" calcext:value-type="string">
            <text:p>اسم فعل حرف+اسم</text:p>
          </table:table-cell>
          <table:table-cell office:value-type="string" calcext:value-type="string">
            <text:p>مبتدأ فعل جار+مجرور</text:p>
          </table:table-cell>
          <table:table-cell office:value-type="string" calcext:value-type="string">
            <text:p>مبتدأ مضارع+مرفوع جار+مجرور</text:p>
          </table:table-cell>
          <table:table-cell/>
          <table:table-cell table:formula="of:=LEN(TRIM([.A120]))-LEN(SUBSTITUTE([.A120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ْبُسْتانيُّ يَجْمَعُ الأَزهار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21]))-LEN(SUBSTITUTE([.A121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ثَّعْلَبُ يأْكلُ الدَّجاج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22]))-LEN(SUBSTITUTE([.A12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ثَّوْرُ يَحْرُثُ الأَرْضَ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23]))-LEN(SUBSTITUTE([.A12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الفَلاَّحُ يَحْلُبُ بقَرَتَهُ.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24]))-LEN(SUBSTITUTE([.A124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عليٌّ يرْكَبُ الحِمَارَ. </text:p>
          </table:table-cell>
          <table:table-cell office:value-type="string" calcext:value-type="string">
            <text:p>اسم فعل اسم</text:p>
          </table:table-cell>
          <table:table-cell office:value-type="string" calcext:value-type="string">
            <text:p>مبتدأ فعل مفعول</text:p>
          </table:table-cell>
          <table:table-cell office:value-type="string" calcext:value-type="string">
            <text:p>مبتدأ مضارع+مرفوع مفعول</text:p>
          </table:table-cell>
          <table:table-cell/>
          <table:table-cell table:formula="of:=LEN(TRIM([.A125]))-LEN(SUBSTITUTE([.A125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الطَّائرُ فَوْقَ الشَّجرَةِ.</text:p>
          </table:table-cell>
          <table:table-cell office:value-type="string" calcext:value-type="string">
            <text:p>اسم حرف اسم</text:p>
          </table:table-cell>
          <table:table-cell table:number-columns-repeated="2" office:value-type="string" calcext:value-type="string">
            <text:p>مبتدأ مكان مضاف</text:p>
          </table:table-cell>
          <table:table-cell/>
          <table:table-cell table:formula="of:=LEN(TRIM([.A126]))-LEN(SUBSTITUTE([.A12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ُبطئ في المشي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27]))-LEN(SUBSTITUTE([.A12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شْتَغِلُ في الحَدِيقة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28]))-LEN(SUBSTITUTE([.A12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أَقرأَ في الكتابِ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29]))-LEN(SUBSTITUTE([.A12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أَمْتنعُ عَن المزَاحِ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30]))-LEN(SUBSTITUTE([.A13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نَمْشي في الحُقُول.</text:p>
          </table:table-cell>
          <table:table-cell office:value-type="string" calcext:value-type="string">
            <text:p>فعل حرف اسم</text:p>
          </table:table-cell>
          <table:table-cell office:value-type="string" calcext:value-type="string">
            <text:p>فعل جار مجرور</text:p>
          </table:table-cell>
          <table:table-cell office:value-type="string" calcext:value-type="string">
            <text:p>مضارع+مرفوع جار مجرور</text:p>
          </table:table-cell>
          <table:table-cell/>
          <table:table-cell table:formula="of:=LEN(TRIM([.A131]))-LEN(SUBSTITUTE([.A13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أُهدي إليك كتاباً.</text:p>
          </table:table-cell>
          <table:table-cell office:value-type="string" calcext:value-type="string">
            <text:p>فعل حرف+اسم اسم</text:p>
          </table:table-cell>
          <table:table-cell office:value-type="string" calcext:value-type="string">
            <text:p>فعل جار+ضمير مفعول</text:p>
          </table:table-cell>
          <table:table-cell office:value-type="string" calcext:value-type="string">
            <text:p>مضارع+مرفوع جار+مجرور مفعول</text:p>
          </table:table-cell>
          <table:table-cell/>
          <table:table-cell table:formula="of:=LEN(TRIM([.A132]))-LEN(SUBSTITUTE([.A13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تقاتل الجنود بالسيوفِ.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فاعل جار+مجرور</text:p>
          </table:table-cell>
          <table:table-cell office:value-type="string" calcext:value-type="string">
            <text:p>مضارع+مرفوع فاعل جار+مجرور</text:p>
          </table:table-cell>
          <table:table-cell/>
          <table:table-cell table:formula="of:=LEN(TRIM([.A133]))-LEN(SUBSTITUTE([.A133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لْعبُ الْغِلْمانُ بالكُرةِ. </text:p>
          </table:table-cell>
          <table:table-cell office:value-type="string" calcext:value-type="string">
            <text:p>فعل اسم حرف+اسم</text:p>
          </table:table-cell>
          <table:table-cell office:value-type="string" calcext:value-type="string">
            <text:p>فعل فاعل جار+مجرور</text:p>
          </table:table-cell>
          <table:table-cell office:value-type="string" calcext:value-type="string">
            <text:p>مضارع+مرفوع فاعل جار+مجرور</text:p>
          </table:table-cell>
          <table:table-cell/>
          <table:table-cell table:formula="of:=LEN(TRIM([.A134]))-LEN(SUBSTITUTE([.A13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تلعبُ فِرقتُنا غَد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زمان</text:p>
          </table:table-cell>
          <table:table-cell office:value-type="string" calcext:value-type="string">
            <text:p>مضارع+مرفوع فاعل زمان</text:p>
          </table:table-cell>
          <table:table-cell/>
          <table:table-cell table:formula="of:=LEN(TRIM([.A135]))-LEN(SUBSTITUTE([.A13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تُنَظِّفُ البنْتُ ثِيَابَها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36]))-LEN(SUBSTITUTE([.A13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بيعُ التَّاجِرُ الْبنّ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37]))-LEN(SUBSTITUTE([.A137];&quot; &quot;;&quot;&quot;))+1" office:value-type="float" office:value="3" calcext:value-type="float">
            <text:p>3</text:p>
          </table:table-cell>
        </table:table-row>
        <table:table-row table:style-name="ro12">
          <table:table-cell table:style-name="ce1" office:value-type="string" calcext:value-type="string">
            <text:p>يَتَسَلَّقُ الْغِلْمَانُ الْجَبَل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38]))-LEN(SUBSTITUTE([.A13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جْني الفلاحُ القطن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39]))-LEN(SUBSTITUTE([.A139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ُحِبُّ الْوَلدُ الْبُرْتُقال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0]))-LEN(SUBSTITUTE([.A140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حصد الفلاح القمح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1]))-LEN(SUBSTITUTE([.A141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داعب إسماعيل القط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2]))-LEN(SUBSTITUTE([.A142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زْرَعُ الْفلاحُ الْقَصَ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3]))-LEN(SUBSTITUTE([.A143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شْترِي التاجرُ الْقُطن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4]))-LEN(SUBSTITUTE([.A14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شُدُّ الأَطفالُ الحبلَ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5]))-LEN(SUBSTITUTE([.A14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َغْسِلُ الولدُ يَدَيْهِ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6]))-LEN(SUBSTITUTE([.A146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فْتَحُ محمدٌ الْبا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7]))-LEN(SUBSTITUTE([.A147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َقْرأُ سَعيدٌ الكتَاب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8]))-LEN(SUBSTITUTE([.A148];&quot; &quot;;&quot;&quot;))+1" office:value-type="float" office:value="3" calcext:value-type="float">
            <text:p>3</text:p>
          </table:table-cell>
        </table:table-row>
        <table:table-row table:style-name="ro10">
          <table:table-cell table:style-name="ce1" office:value-type="string" calcext:value-type="string">
            <text:p>يقطِفُ علِيٌّ الأَزهارَ. 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فاعل مفعول</text:p>
          </table:table-cell>
          <table:table-cell office:value-type="string" calcext:value-type="string">
            <text:p>مضارع+مرفوع فاعل مفعول</text:p>
          </table:table-cell>
          <table:table-cell/>
          <table:table-cell table:formula="of:=LEN(TRIM([.A149]))-LEN(SUBSTITUTE([.A14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سأَزْرَعُ نَخْلاً كَثيراً.</text:p>
          </table:table-cell>
          <table:table-cell office:value-type="string" calcext:value-type="string">
            <text:p>فعل اسم اسم</text:p>
          </table:table-cell>
          <table:table-cell office:value-type="string" calcext:value-type="string">
            <text:p>فعل مفعول صفة</text:p>
          </table:table-cell>
          <table:table-cell office:value-type="string" calcext:value-type="string">
            <text:p>مضارع+مرفوع مفعول صفة</text:p>
          </table:table-cell>
          <table:table-cell/>
          <table:table-cell table:formula="of:=LEN(TRIM([.A150]))-LEN(SUBSTITUTE([.A15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سرني أن تزورَنا.</text:p>
          </table:table-cell>
          <table:table-cell office:value-type="string" calcext:value-type="string">
            <text:p>فعل حرف فعل</text:p>
          </table:table-cell>
          <table:table-cell office:value-type="string" calcext:value-type="string">
            <text:p>فعل ناصب فعل</text:p>
          </table:table-cell>
          <table:table-cell office:value-type="string" calcext:value-type="string">
            <text:p>مضارع+مرفوع ناصب مضارع+منصوب</text:p>
          </table:table-cell>
          <table:table-cell/>
          <table:table-cell table:formula="of:=LEN(TRIM([.A151]))-LEN(SUBSTITUTE([.A15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إذن تقيمَ عندنا</text:p>
          </table:table-cell>
          <table:table-cell office:value-type="string" calcext:value-type="string">
            <text:p>حرف فعل <text:s/>حرف+اسم</text:p>
          </table:table-cell>
          <table:table-cell office:value-type="string" calcext:value-type="string">
            <text:p>ناصب فعل جار+ضمير</text:p>
          </table:table-cell>
          <table:table-cell office:value-type="string" calcext:value-type="string">
            <text:p>ناصب مضارع+منصوب جار+ضمير</text:p>
          </table:table-cell>
          <table:table-cell/>
          <table:table-cell table:formula="of:=LEN(TRIM([.A152]))-LEN(SUBSTITUTE([.A15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إذن تربحَ تجارتك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3]))-LEN(SUBSTITUTE([.A153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إذن يفسدَ الهواء 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4]))-LEN(SUBSTITUTE([.A15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ن يفوزَ الكسلان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5]))-LEN(SUBSTITUTE([.A15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أَكَلَ القِط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6]))-LEN(SUBSTITUTE([.A156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انكسَرَ الزُّجاجُ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7]))-LEN(SUBSTITUTE([.A157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سافرَ محمدٌ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8]))-LEN(SUBSTITUTE([.A158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ما لَعِبَ الولدُ.</text:p>
          </table:table-cell>
          <table:table-cell office:value-type="string" calcext:value-type="string">
            <text:p>حرف فعل اسم</text:p>
          </table:table-cell>
          <table:table-cell office:value-type="string" calcext:value-type="string">
            <text:p>ناصب فعل فاعل</text:p>
          </table:table-cell>
          <table:table-cell office:value-type="string" calcext:value-type="string">
            <text:p>ناصب مضارع+منصوب فاعل</text:p>
          </table:table-cell>
          <table:table-cell/>
          <table:table-cell table:formula="of:=LEN(TRIM([.A159]))-LEN(SUBSTITUTE([.A159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ن أضربَ القط.</text:p>
          </table:table-cell>
          <table:table-cell office:value-type="string" calcext:value-type="string">
            <text:p>حرف فعل <text:s/>اسم</text:p>
          </table:table-cell>
          <table:table-cell office:value-type="string" calcext:value-type="string">
            <text:p>ناصب فعل مفعول</text:p>
          </table:table-cell>
          <table:table-cell office:value-type="string" calcext:value-type="string">
            <text:p>ناصب مضارع+منصوب مفعول</text:p>
          </table:table-cell>
          <table:table-cell/>
          <table:table-cell table:formula="of:=LEN(TRIM([.A160]))-LEN(SUBSTITUTE([.A160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يوقرْ صغيرُكُم كبيركُمْ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فاعل مفعول</text:p>
          </table:table-cell>
          <table:table-cell office:value-type="string" calcext:value-type="string">
            <text:p>جازم+مضارع+مجزوم فاعل مفعول</text:p>
          </table:table-cell>
          <table:table-cell/>
          <table:table-cell table:formula="of:=LEN(TRIM([.A161]))-LEN(SUBSTITUTE([.A161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يفتحْ عَلِيٌّ النَّافِذَةَ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فاعل مفعول</text:p>
          </table:table-cell>
          <table:table-cell office:value-type="string" calcext:value-type="string">
            <text:p><text:span text:style-name="T1">جازم+مضارع+مجزوم</text:span> فاعل مفعول</text:p>
          </table:table-cell>
          <table:table-cell/>
          <table:table-cell table:formula="of:=LEN(TRIM([.A162]))-LEN(SUBSTITUTE([.A162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تجتنبْ كَثْرَةَ الْمِزَاح.</text:p>
          </table:table-cell>
          <table:table-cell office:value-type="string" calcext:value-type="string">
            <text:p>حرف+فعل اسم اسم</text:p>
          </table:table-cell>
          <table:table-cell office:value-type="string" calcext:value-type="string">
            <text:p>ناصب+فعل مفعول مضاف</text:p>
          </table:table-cell>
          <table:table-cell office:value-type="string" calcext:value-type="string">
            <text:p><text:span text:style-name="T1">جازم+مضارع+مجزوم</text:span> مفعول مضاف</text:p>
          </table:table-cell>
          <table:table-cell/>
          <table:table-cell table:formula="of:=LEN(TRIM([.A163]))-LEN(SUBSTITUTE([.A163];&quot; &quot;;&quot;&quot;))+1" office:value-type="float" office:value="3" calcext:value-type="float">
            <text:p>3</text:p>
          </table:table-cell>
        </table:table-row>
        <table:table-row table:style-name="ro13">
          <table:table-cell table:style-name="ce1" office:value-type="string" calcext:value-type="string">
            <text:p>هل تحب السفر؟ </text:p>
          </table:table-cell>
          <table:table-cell office:value-type="string" calcext:value-type="string">
            <text:p>حرف فعل اسم</text:p>
          </table:table-cell>
          <table:table-cell table:number-columns-repeated="3"/>
          <table:table-cell table:formula="of:=LEN(TRIM([.A164]))-LEN(SUBSTITUTE([.A164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يأْكلُ عَلِيٌّ كثيراً.</text:p>
          </table:table-cell>
          <table:table-cell office:value-type="string" calcext:value-type="string">
            <text:p>فعل اسم اسم</text:p>
          </table:table-cell>
          <table:table-cell table:number-columns-repeated="3"/>
          <table:table-cell table:formula="of:=LEN(TRIM([.A165]))-LEN(SUBSTITUTE([.A165];&quot; &quot;;&quot;&quot;))+1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لا تشْرَبْ وأَنت تَعِبٌ.</text:p>
          </table:table-cell>
          <table:table-cell office:value-type="string" calcext:value-type="string">
            <text:p>حرف فعل حرف اسم</text:p>
          </table:table-cell>
          <table:table-cell table:number-columns-repeated="3"/>
          <table:table-cell table:formula="of:=LEN(TRIM([.A166]))-LEN(SUBSTITUTE([.A16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بْتَعِدْ عَنْ تَعْذِيبِ الحيَوانِ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مضاف</text:p>
          </table:table-cell>
          <table:table-cell office:value-type="string" calcext:value-type="string">
            <text:p>أمر جار مجرور مضاف</text:p>
          </table:table-cell>
          <table:table-cell/>
          <table:table-cell table:formula="of:=LEN(TRIM([.A167]))-LEN(SUBSTITUTE([.A16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مْتَنِعْ عَنْ إِهمالِ دُرُوسِكَ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مضاف</text:p>
          </table:table-cell>
          <table:table-cell office:value-type="string" calcext:value-type="string">
            <text:p>أمر جار مجرور مضاف</text:p>
          </table:table-cell>
          <table:table-cell/>
          <table:table-cell table:formula="of:=LEN(TRIM([.A168]))-LEN(SUBSTITUTE([.A16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#تحرَّ الصدق فيما تقو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+مجرور فعل</text:p>
          </table:table-cell>
          <table:table-cell office:value-type="string" calcext:value-type="string">
            <text:p>أمر مفعول جار+مجرور مضارع+مرفوع</text:p>
          </table:table-cell>
          <table:table-cell/>
          <table:table-cell table:formula="of:=LEN(TRIM([.A169]))-LEN(SUBSTITUTE([.A16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غسل فمك قبل النوم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زمان مضاف</text:p>
          </table:table-cell>
          <table:table-cell office:value-type="string" calcext:value-type="string">
            <text:p>أمر مفعول زمان مضاف</text:p>
          </table:table-cell>
          <table:table-cell/>
          <table:table-cell table:formula="of:=LEN(TRIM([.A170]))-LEN(SUBSTITUTE([.A17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فْ أسنانك بعد الأك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زمان مضاف</text:p>
          </table:table-cell>
          <table:table-cell office:value-type="string" calcext:value-type="string">
            <text:p>أمر مفعول زمان مضاف</text:p>
          </table:table-cell>
          <table:table-cell/>
          <table:table-cell table:formula="of:=LEN(TRIM([.A171]))-LEN(SUBSTITUTE([.A171];&quot; &quot;;&quot;&quot;))+1"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لا تدنُ من الكبش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172]))-LEN(SUBSTITUTE([.A17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سرع في السير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173]))-LEN(SUBSTITUTE([.A17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كثر من الضحك.</text:p>
          </table:table-cell>
          <table:table-cell office:value-type="string" calcext:value-type="string">
            <text:p>حرف فعل حرف اسم</text:p>
          </table:table-cell>
          <table:table-cell office:value-type="string" calcext:value-type="string">
            <text:p>جازم فعل جار مجرور</text:p>
          </table:table-cell>
          <table:table-cell office:value-type="string" calcext:value-type="string">
            <text:p>جازم مضارع+مجزوم جار مجرور</text:p>
          </table:table-cell>
          <table:table-cell/>
          <table:table-cell table:formula="of:=LEN(TRIM([.A174]))-LEN(SUBSTITUTE([.A17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م أزر البارحة أحداً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زمان مفعول</text:p>
          </table:table-cell>
          <table:table-cell office:value-type="string" calcext:value-type="string">
            <text:p>جازم مضارع+مجزوم زمان مفعول</text:p>
          </table:table-cell>
          <table:table-cell/>
          <table:table-cell table:formula="of:=LEN(TRIM([.A175]))-LEN(SUBSTITUTE([.A17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م يَحْضُرْ عَليٌّ الْبَارِحَةَ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فاعل زمان</text:p>
          </table:table-cell>
          <table:table-cell office:value-type="string" calcext:value-type="string">
            <text:p>جازم مضارع+مجزوم فاعل زمان</text:p>
          </table:table-cell>
          <table:table-cell/>
          <table:table-cell table:formula="of:=LEN(TRIM([.A176]))-LEN(SUBSTITUTE([.A17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م ينقطع نزول المطر.</text:p>
          </table:table-cell>
          <table:table-cell office:value-type="string" calcext:value-type="string">
            <text:p>حرف فعل <text:s/>اسم اسم</text:p>
          </table:table-cell>
          <table:table-cell office:value-type="string" calcext:value-type="string">
            <text:p>جازم فعل فاعل مضاف</text:p>
          </table:table-cell>
          <table:table-cell office:value-type="string" calcext:value-type="string">
            <text:p>جازم مضارع+مجزوم فاعل مضاف</text:p>
          </table:table-cell>
          <table:table-cell/>
          <table:table-cell table:formula="of:=LEN(TRIM([.A177]))-LEN(SUBSTITUTE([.A17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م يحفظ محمد درسه.</text:p>
          </table:table-cell>
          <table:table-cell office:value-type="string" calcext:value-type="string">
            <text:p>حرف فعل <text:s/>اسم اسم</text:p>
          </table:table-cell>
          <table:table-cell office:value-type="string" calcext:value-type="string">
            <text:p>جازم فعل فاعل مفعول</text:p>
          </table:table-cell>
          <table:table-cell office:value-type="string" calcext:value-type="string">
            <text:p>جازم مضارع+مجزوم فاعل مفعول</text:p>
          </table:table-cell>
          <table:table-cell/>
          <table:table-cell table:formula="of:=LEN(TRIM([.A178]))-LEN(SUBSTITUTE([.A17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إِنْ تَضْرِبْ قِطّاً يَخْمِشك.</text:p>
          </table:table-cell>
          <table:table-cell office:value-type="string" calcext:value-type="string">
            <text:p>حرف فعل اسم فعل+اسم</text:p>
          </table:table-cell>
          <table:table-cell office:value-type="string" calcext:value-type="string">
            <text:p>جازم فعل مفعول فعل+مفعول</text:p>
          </table:table-cell>
          <table:table-cell office:value-type="string" calcext:value-type="string">
            <text:p>جازم مضارع+مجزوم مفعول مضارع+مجزوم+مفعول</text:p>
          </table:table-cell>
          <table:table-cell/>
          <table:table-cell table:formula="of:=LEN(TRIM([.A179]))-LEN(SUBSTITUTE([.A17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تَعوَّد كثرة المزاح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جازم فعل مفعول مضاف</text:p>
          </table:table-cell>
          <table:table-cell office:value-type="string" calcext:value-type="string">
            <text:p>جازم مضارع+مجزوم مفعول مضاف</text:p>
          </table:table-cell>
          <table:table-cell/>
          <table:table-cell table:formula="of:=LEN(TRIM([.A180]))-LEN(SUBSTITUTE([.A18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يتقنْ كلُّ إِنْسانٍ عَمَله.</text:p>
          </table:table-cell>
          <table:table-cell office:value-type="string" calcext:value-type="string">
            <text:p>حرف+فعل اسم اسم اسم</text:p>
          </table:table-cell>
          <table:table-cell office:value-type="string" calcext:value-type="string">
            <text:p>جازم+فعل فاعل مضاف مفعول</text:p>
          </table:table-cell>
          <table:table-cell office:value-type="string" calcext:value-type="string">
            <text:p>جازم+مضارع+مجزوم فاعل مضاف مفعول</text:p>
          </table:table-cell>
          <table:table-cell/>
          <table:table-cell table:formula="of:=LEN(TRIM([.A181]))-LEN(SUBSTITUTE([.A18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جَرَيْتُ في ميدانٍ فسيحٍ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182]))-LEN(SUBSTITUTE([.A18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رت إلى الوردةِ الجميلةِ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183]))-LEN(SUBSTITUTE([.A18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ظرت في كتابٍ مفيدٍ.</text:p>
          </table:table-cell>
          <table:table-cell office:value-type="string" calcext:value-type="string">
            <text:p>فعل حرف اسم اسم</text:p>
          </table:table-cell>
          <table:table-cell office:value-type="string" calcext:value-type="string">
            <text:p>فعل جار مجرور صفة</text:p>
          </table:table-cell>
          <table:table-cell office:value-type="string" calcext:value-type="string">
            <text:p>ماضي جار مجرور صفة</text:p>
          </table:table-cell>
          <table:table-cell/>
          <table:table-cell table:formula="of:=LEN(TRIM([.A184]))-LEN(SUBSTITUTE([.A18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دخل المجرم في السج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85]))-LEN(SUBSTITUTE([.A18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سارت الماشية إلى الحقل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86]))-LEN(SUBSTITUTE([.A18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سعى الجيش إلى الميد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87]))-LEN(SUBSTITUTE([.A18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زل المطر من السماء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اضي فاعل جار مجرور</text:p>
          </table:table-cell>
          <table:table-cell/>
          <table:table-cell table:formula="of:=LEN(TRIM([.A188]))-LEN(SUBSTITUTE([.A18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ذَهَبَ الرَّسُولُ ولمّا يعد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89]))-LEN(SUBSTITUTE([.A18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ضاعت عصاي ولم أجدها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0]))-LEN(SUBSTITUTE([.A19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طَابَ الزَّرْعُ ولمّا يحصد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1]))-LEN(SUBSTITUTE([.A19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غَامَتِ السَّماءُ ولَمْ تُمطِر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2]))-LEN(SUBSTITUTE([.A19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كَبَر الْغُلامُ وَلَمَّا يتهذبْ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3]))-LEN(SUBSTITUTE([.A19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نزل المطر ولم ينقطع.</text:p>
          </table:table-cell>
          <table:table-cell office:value-type="string" calcext:value-type="string">
            <text:p>فعل اسم حرف فعل</text:p>
          </table:table-cell>
          <table:table-cell office:value-type="string" calcext:value-type="string">
            <text:p>فعل فاعل جازم فعل</text:p>
          </table:table-cell>
          <table:table-cell office:value-type="string" calcext:value-type="string">
            <text:p>ماضي فاعل جازم مضارع+مجزوم</text:p>
          </table:table-cell>
          <table:table-cell/>
          <table:table-cell table:formula="of:=LEN(TRIM([.A194]))-LEN(SUBSTITUTE([.A19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رأَيْتُ الطَّائِرَ في القَفَص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 مجرور</text:p>
          </table:table-cell>
          <table:table-cell office:value-type="string" calcext:value-type="string">
            <text:p>ماضي مفعول جار مجرور</text:p>
          </table:table-cell>
          <table:table-cell/>
          <table:table-cell table:formula="of:=LEN(TRIM([.A195]))-LEN(SUBSTITUTE([.A19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أَكلُ الكَثيرُ يُفْسِدُ الْمِعدَةَ.</text:p>
          </table:table-cell>
          <table:table-cell office:value-type="string" calcext:value-type="string">
            <text:p>اسم اسم فعل اسم</text:p>
          </table:table-cell>
          <table:table-cell office:value-type="string" calcext:value-type="string">
            <text:p>مبتدأ صفة فعل مفعول</text:p>
          </table:table-cell>
          <table:table-cell office:value-type="string" calcext:value-type="string">
            <text:p>مبتدأ صفة مضارع+مرفوع مفعول</text:p>
          </table:table-cell>
          <table:table-cell/>
          <table:table-cell table:formula="of:=LEN(TRIM([.A196]))-LEN(SUBSTITUTE([.A196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تمر يتَساقطُ عَلى الأَرضِ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197]))-LEN(SUBSTITUTE([.A197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حَديدُ يَذوبُ في النار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198]))-LEN(SUBSTITUTE([.A198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عُصْفورُ يُغَرِّدُ عَلَى الشجرَة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199]))-LEN(SUBSTITUTE([.A19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قِطارُ يَتَأَخَّرُ عَنْ مَوعِدِه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00]))-LEN(SUBSTITUTE([.A200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الْكلْبُ يَنامُ في البستان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01]))-LEN(SUBSTITUTE([.A20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لمذْنِبُ يَعُودُ إلى ذَنبِهِ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02]))-LEN(SUBSTITUTE([.A202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فَريدٌ يجْرِي في الشارع. 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03]))-LEN(SUBSTITUTE([.A20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محمدٌ يتأَخَّرُ في الصَّباح.</text:p>
          </table:table-cell>
          <table:table-cell office:value-type="string" calcext:value-type="string">
            <text:p>اسم فعل حرف اسم</text:p>
          </table:table-cell>
          <table:table-cell office:value-type="string" calcext:value-type="string">
            <text:p>مبتدأ فعل جار مجرور</text:p>
          </table:table-cell>
          <table:table-cell office:value-type="string" calcext:value-type="string">
            <text:p>مبتدأ مضارع+مرفوع جار مجرور</text:p>
          </table:table-cell>
          <table:table-cell/>
          <table:table-cell table:formula="of:=LEN(TRIM([.A204]))-LEN(SUBSTITUTE([.A204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جري السفينة على ال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05]))-LEN(SUBSTITUTE([.A205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سير السفن في الْبحار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06]))-LEN(SUBSTITUTE([.A206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تصنع الأحذية من الجِلْد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07]))-LEN(SUBSTITUTE([.A20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أتي السمك من البحر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08]))-LEN(SUBSTITUTE([.A20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َحْضُرُ محمدٌ معَ أَخيه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09]))-LEN(SUBSTITUTE([.A209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دْخُلُ الهواءُ في الحجرة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0]))-LEN(SUBSTITUTE([.A21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ذهب الخوف عن الطفل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1]))-LEN(SUBSTITUTE([.A211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ذْهَبُ العُمَّالُ إلى المصْنَع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2]))-LEN(SUBSTITUTE([.A212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سْبَحُ الأَوْلادُ في البحر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3]))-LEN(SUBSTITUTE([.A213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سطع النور في الحجرة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4]))-LEN(SUBSTITUTE([.A21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سقط الثمر على الأرض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5]))-LEN(SUBSTITUTE([.A21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طفو الخشب على الماء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6]))-LEN(SUBSTITUTE([.A216];&quot; &quot;;&quot;&quot;))+1" office:value-type="float" office:value="4" calcext:value-type="float">
            <text:p>4</text:p>
          </table:table-cell>
        </table:table-row>
        <table:table-row table:style-name="ro12">
          <table:table-cell table:style-name="ce1" office:value-type="string" calcext:value-type="string">
            <text:p>يعيش السمك في ال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7]))-LEN(SUBSTITUTE([.A217];&quot; &quot;;&quot;&quot;))+1" office:value-type="float" office:value="4" calcext:value-type="float">
            <text:p>4</text:p>
          </table:table-cell>
        </table:table-row>
        <table:table-row table:style-name="ro13">
          <table:table-cell table:style-name="ce1" office:value-type="string" calcext:value-type="string">
            <text:p>يكثر النخيل في مصر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8]))-LEN(SUBSTITUTE([.A21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نبح الكلب في البست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19]))-LEN(SUBSTITUTE([.A21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نزل الجندي عن الحصان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20]))-LEN(SUBSTITUTE([.A220];&quot; &quot;;&quot;&quot;))+1" office:value-type="float" office:value="4" calcext:value-type="float">
            <text:p>4</text:p>
          </table:table-cell>
        </table:table-row>
        <table:table-row table:style-name="ro12">
          <table:table-cell table:style-name="ce1" office:value-type="string" calcext:value-type="string">
            <text:p>ينزل المطر من السماء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جار مجرور</text:p>
          </table:table-cell>
          <table:table-cell office:value-type="string" calcext:value-type="string">
            <text:p>مضارع+مرفوع فاعل جار مجرور</text:p>
          </table:table-cell>
          <table:table-cell/>
          <table:table-cell table:formula="of:=LEN(TRIM([.A221]))-LEN(SUBSTITUTE([.A22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سَتُمْطرُ السَّماءُ بَعْدَ قليل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زمان مضاف</text:p>
          </table:table-cell>
          <table:table-cell office:value-type="string" calcext:value-type="string">
            <text:p>مضارع+مرفوع فاعل زمان مضاف</text:p>
          </table:table-cell>
          <table:table-cell/>
          <table:table-cell table:formula="of:=LEN(TRIM([.A222]))-LEN(SUBSTITUTE([.A22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يَقْطَعُ النجَّارُ الخَشَبَ بالْمِنشَار.</text:p>
          </table:table-cell>
          <table:table-cell office:value-type="string" calcext:value-type="string">
            <text:p>فعل اسم اسم حرف+اسم</text:p>
          </table:table-cell>
          <table:table-cell office:value-type="string" calcext:value-type="string">
            <text:p>فعل فاعل مفعول جار+مجرور</text:p>
          </table:table-cell>
          <table:table-cell office:value-type="string" calcext:value-type="string">
            <text:p>مضارع+مرفوع فاعل مفعول جار+مجرور</text:p>
          </table:table-cell>
          <table:table-cell/>
          <table:table-cell table:formula="of:=LEN(TRIM([.A223]))-LEN(SUBSTITUTE([.A223];&quot; &quot;;&quot;&quot;))+1" office:value-type="float" office:value="4" calcext:value-type="float">
            <text:p>4</text:p>
          </table:table-cell>
        </table:table-row>
        <table:table-row table:style-name="ro10">
          <table:table-cell table:style-name="ce1" office:value-type="string" calcext:value-type="string">
            <text:p>يَشْتَدُّ الْبَرْدُ فَوْقَ الجبالِ. 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فاعل مكان مضاف</text:p>
          </table:table-cell>
          <table:table-cell office:value-type="string" calcext:value-type="string">
            <text:p>مضارع+مرفوع فاعل مكان مضاف</text:p>
          </table:table-cell>
          <table:table-cell/>
          <table:table-cell table:formula="of:=LEN(TRIM([.A224]))-LEN(SUBSTITUTE([.A22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ُضَيِّعُ وقتاً في اللعبِ.</text:p>
          </table:table-cell>
          <table:table-cell office:value-type="string" calcext:value-type="string">
            <text:p>فعل اسم حرف اسم</text:p>
          </table:table-cell>
          <table:table-cell office:value-type="string" calcext:value-type="string">
            <text:p>فعل مفعول جار مجرور</text:p>
          </table:table-cell>
          <table:table-cell office:value-type="string" calcext:value-type="string">
            <text:p>مضارع+مرفوع مفعول جار مجرور</text:p>
          </table:table-cell>
          <table:table-cell/>
          <table:table-cell table:formula="of:=LEN(TRIM([.A225]))-LEN(SUBSTITUTE([.A225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تعلم كي أخدمَ الوطن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226]))-LEN(SUBSTITUTE([.A226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رجو أن يعتدلَ الجو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227]))-LEN(SUBSTITUTE([.A227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ريد أن أحسنَ السباحة.</text:p>
          </table:table-cell>
          <table:table-cell office:value-type="string" calcext:value-type="string">
            <text:p>فعل حرف فعل اسم</text:p>
          </table:table-cell>
          <table:table-cell office:value-type="string" calcext:value-type="string">
            <text:p>فعل ناصب فعل مفعول</text:p>
          </table:table-cell>
          <table:table-cell office:value-type="string" calcext:value-type="string">
            <text:p>مضارع+مرفوع ناصب مضارع+منصوب مفعول</text:p>
          </table:table-cell>
          <table:table-cell/>
          <table:table-cell table:formula="of:=LEN(TRIM([.A228]))-LEN(SUBSTITUTE([.A228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َنْ يبيعَ أَبي حَصَانَه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ناصب فعل فاعل مفعول</text:p>
          </table:table-cell>
          <table:table-cell office:value-type="string" calcext:value-type="string">
            <text:p>ناصب مضارع+منصوب فاعل مفعول</text:p>
          </table:table-cell>
          <table:table-cell/>
          <table:table-cell table:formula="of:=LEN(TRIM([.A229]))-LEN(SUBSTITUTE([.A229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ما حَرَثَ الْفلاَّحُ أَرضَه.</text:p>
          </table:table-cell>
          <table:table-cell office:value-type="string" calcext:value-type="string">
            <text:p>حرف فعل اسم اسم</text:p>
          </table:table-cell>
          <table:table-cell office:value-type="string" calcext:value-type="string">
            <text:p>ناصب فعل فاعل مفعول</text:p>
          </table:table-cell>
          <table:table-cell office:value-type="string" calcext:value-type="string">
            <text:p>ناصب مضارع+منصوب فاعل مفعول</text:p>
          </table:table-cell>
          <table:table-cell/>
          <table:table-cell table:formula="of:=LEN(TRIM([.A230]))-LEN(SUBSTITUTE([.A230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ألقِِ الشبكة يا صياد.</text:p>
          </table:table-cell>
          <table:table-cell table:number-columns-repeated="4"/>
          <table:table-cell table:formula="of:=LEN(TRIM([.A231]))-LEN(SUBSTITUTE([.A231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عليك أَنْ تَسْمَعَ النَّصِيحَة.</text:p>
          </table:table-cell>
          <table:table-cell table:number-columns-repeated="4"/>
          <table:table-cell table:formula="of:=LEN(TRIM([.A232]))-LEN(SUBSTITUTE([.A232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لا تأكل وأنت شبعان.</text:p>
          </table:table-cell>
          <table:table-cell table:number-columns-repeated="4"/>
          <table:table-cell table:formula="of:=LEN(TRIM([.A233]))-LEN(SUBSTITUTE([.A233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مَشَيْتُ كثيراً وَلَمْ أَتْعَب.</text:p>
          </table:table-cell>
          <table:table-cell office:value-type="string" calcext:value-type="string">
            <text:p>فعل اسم حرف فعل</text:p>
          </table:table-cell>
          <table:table-cell table:number-columns-repeated="3"/>
          <table:table-cell table:formula="of:=LEN(TRIM([.A234]))-LEN(SUBSTITUTE([.A234];&quot; &quot;;&quot;&quot;))+1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امْتَنِعْ عن شرب الماءِ الْكَدرِ.</text:p>
          </table:table-cell>
          <table:table-cell office:value-type="string" calcext:value-type="string">
            <text:p>فعل حرف اسم اسم اسم</text:p>
          </table:table-cell>
          <table:table-cell office:value-type="string" calcext:value-type="string">
            <text:p>فعل جار مجرور مضاف صفة</text:p>
          </table:table-cell>
          <table:table-cell office:value-type="string" calcext:value-type="string">
            <text:p>أمر جار مجرور مضاف صفة</text:p>
          </table:table-cell>
          <table:table-cell/>
          <table:table-cell table:formula="of:=LEN(TRIM([.A235]))-LEN(SUBSTITUTE([.A235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لم نذهب إلى الحديقة أمس.</text:p>
          </table:table-cell>
          <table:table-cell office:value-type="string" calcext:value-type="string">
            <text:p>حرف فعل حرف اسم اسم</text:p>
          </table:table-cell>
          <table:table-cell office:value-type="string" calcext:value-type="string">
            <text:p>جازم فعل جار مجرور زمان</text:p>
          </table:table-cell>
          <table:table-cell office:value-type="string" calcext:value-type="string">
            <text:p>جازم مضارع+مجزوم جار مجرور زمان</text:p>
          </table:table-cell>
          <table:table-cell/>
          <table:table-cell table:formula="of:=LEN(TRIM([.A236]))-LEN(SUBSTITUTE([.A236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لم يحضر والدي من السفر.</text:p>
          </table:table-cell>
          <table:table-cell office:value-type="string" calcext:value-type="string">
            <text:p>حرف فعل اسم حرف اسم</text:p>
          </table:table-cell>
          <table:table-cell office:value-type="string" calcext:value-type="string">
            <text:p>جازم فعل فاعل جار مجرور</text:p>
          </table:table-cell>
          <table:table-cell office:value-type="string" calcext:value-type="string">
            <text:p>جازم مضارع+مجزوم فاعل جار مجرور</text:p>
          </table:table-cell>
          <table:table-cell/>
          <table:table-cell table:formula="of:=LEN(TRIM([.A237]))-LEN(SUBSTITUTE([.A237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لم يقبض أحد على اللص.</text:p>
          </table:table-cell>
          <table:table-cell office:value-type="string" calcext:value-type="string">
            <text:p>حرف فعل اسم حرف اسم</text:p>
          </table:table-cell>
          <table:table-cell office:value-type="string" calcext:value-type="string">
            <text:p>جازم فعل فاعل جار مجرور</text:p>
          </table:table-cell>
          <table:table-cell office:value-type="string" calcext:value-type="string">
            <text:p>جازم مضارع+مجزوم فاعل جار مجرور</text:p>
          </table:table-cell>
          <table:table-cell/>
          <table:table-cell table:formula="of:=LEN(TRIM([.A238]))-LEN(SUBSTITUTE([.A238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إن يسافر أخوك تسافر معه.</text:p>
          </table:table-cell>
          <table:table-cell office:value-type="string" calcext:value-type="string">
            <text:p>حرف فعل اسم فعل حرف+اسم</text:p>
          </table:table-cell>
          <table:table-cell office:value-type="string" calcext:value-type="string">
            <text:p>ناصب فعل فاعل فعل جار+مجرور</text:p>
          </table:table-cell>
          <table:table-cell office:value-type="string" calcext:value-type="string">
            <text:p>جازم مضارع+مجزوم فاعل مضارع+مجزوم جار+مجرور</text:p>
          </table:table-cell>
          <table:table-cell/>
          <table:table-cell table:formula="of:=LEN(TRIM([.A239]))-LEN(SUBSTITUTE([.A239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بَنَى الأمير قصرا ولم يسكنْهُ.</text:p>
          </table:table-cell>
          <table:table-cell office:value-type="string" calcext:value-type="string">
            <text:p>فعل اسم اسم حرف+حرف فعل+اسم</text:p>
          </table:table-cell>
          <table:table-cell office:value-type="string" calcext:value-type="string">
            <text:p>فعل فاعل مفعول عطف+جازم فعل+مفعول</text:p>
          </table:table-cell>
          <table:table-cell office:value-type="string" calcext:value-type="string">
            <text:p>ماضي فاعل مفعول عطف+جازم مضارع+مجزوم+مفعول</text:p>
          </table:table-cell>
          <table:table-cell/>
          <table:table-cell table:formula="of:=LEN(TRIM([.A240]))-LEN(SUBSTITUTE([.A240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هَزَزتُ الشجرةَ كي يسقطَ ثَمَرُها.</text:p>
          </table:table-cell>
          <table:table-cell office:value-type="string" calcext:value-type="string">
            <text:p>فعل اسم حرف فعل اسم</text:p>
          </table:table-cell>
          <table:table-cell office:value-type="string" calcext:value-type="string">
            <text:p>فعل مفعول ناصب فعل مفعول</text:p>
          </table:table-cell>
          <table:table-cell office:value-type="string" calcext:value-type="string">
            <text:p>ماضي مفعول ناصب مضارع+منصوب مفعول</text:p>
          </table:table-cell>
          <table:table-cell/>
          <table:table-cell table:formula="of:=LEN(TRIM([.A241]))-LEN(SUBSTITUTE([.A241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الكلب يَحْرُسُ المنازلَ و المزارع.</text:p>
          </table:table-cell>
          <table:table-cell office:value-type="string" calcext:value-type="string">
            <text:p>اسم فعل اسم حرف اسم</text:p>
          </table:table-cell>
          <table:table-cell office:value-type="string" calcext:value-type="string">
            <text:p>مبتدأ فعل مفعول عطف معطوف</text:p>
          </table:table-cell>
          <table:table-cell office:value-type="string" calcext:value-type="string">
            <text:p>مبتدأ مضارع+مرفوع مفعول عطف معطوف</text:p>
          </table:table-cell>
          <table:table-cell/>
          <table:table-cell table:formula="of:=LEN(TRIM([.A242]))-LEN(SUBSTITUTE([.A242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يَسْتفِيدُ الإِنْسَان من قراءة الكتب</text:p>
          </table:table-cell>
          <table:table-cell office:value-type="string" calcext:value-type="string">
            <text:p>فعل اسم حرف اسم اسم</text:p>
          </table:table-cell>
          <table:table-cell office:value-type="string" calcext:value-type="string">
            <text:p>فعل فاعل جار مجرور مضاف</text:p>
          </table:table-cell>
          <table:table-cell office:value-type="string" calcext:value-type="string">
            <text:p>مضارع+مرفوع فاعل جار مجرور مضاف</text:p>
          </table:table-cell>
          <table:table-cell/>
          <table:table-cell table:formula="of:=LEN(TRIM([.A243]))-LEN(SUBSTITUTE([.A243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يشتغلُ الإنسانُ بالنهار وينامُ باليل.</text:p>
          </table:table-cell>
          <table:table-cell office:value-type="string" calcext:value-type="string">
            <text:p>فعل اسم حرف+اسم حرف+فعل حرف+اسم</text:p>
          </table:table-cell>
          <table:table-cell office:value-type="string" calcext:value-type="string">
            <text:p>فعل فاعل جار+مجرور عطف+فعل جار+مجرور</text:p>
          </table:table-cell>
          <table:table-cell office:value-type="string" calcext:value-type="string">
            <text:p>مضارع+مرفوع فاعل جار+مجرور عطف+مضارع+مرفوع جار+مجرور</text:p>
          </table:table-cell>
          <table:table-cell/>
          <table:table-cell table:formula="of:=LEN(TRIM([.A244]))-LEN(SUBSTITUTE([.A244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تسقُطُ أَورَاقُ الأَشْجارِ في الخريف.</text:p>
          </table:table-cell>
          <table:table-cell office:value-type="string" calcext:value-type="string">
            <text:p>فعل اسم اسم حرف اسم</text:p>
          </table:table-cell>
          <table:table-cell office:value-type="string" calcext:value-type="string">
            <text:p>فعل فاعل مضاف جار مجرور</text:p>
          </table:table-cell>
          <table:table-cell office:value-type="string" calcext:value-type="string">
            <text:p>مضارع+مرفوع فاعل مضاف جار مجرور</text:p>
          </table:table-cell>
          <table:table-cell/>
          <table:table-cell table:formula="of:=LEN(TRIM([.A245]))-LEN(SUBSTITUTE([.A245];&quot; &quot;;&quot;&quot;))+1" office:value-type="float" office:value="5" calcext:value-type="float">
            <text:p>5</text:p>
          </table:table-cell>
        </table:table-row>
        <table:table-row table:style-name="ro10">
          <table:table-cell table:style-name="ce1" office:value-type="string" calcext:value-type="string">
            <text:p>تأكل الشاة فولا و شعيرا. </text:p>
          </table:table-cell>
          <table:table-cell office:value-type="string" calcext:value-type="string">
            <text:p>فعل اسم اسم حرف اسم</text:p>
          </table:table-cell>
          <table:table-cell office:value-type="string" calcext:value-type="string">
            <text:p>فعل فاعل مفعول عطف معطوف</text:p>
          </table:table-cell>
          <table:table-cell office:value-type="string" calcext:value-type="string">
            <text:p>مضارع+مرفوع فاعل مفعول عطف معطوف</text:p>
          </table:table-cell>
          <table:table-cell/>
          <table:table-cell table:formula="of:=LEN(TRIM([.A246]))-LEN(SUBSTITUTE([.A246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يَوَدُّ عَلِيٌّ أَن يَلْعَبَ بالكرةِ.</text:p>
          </table:table-cell>
          <table:table-cell office:value-type="string" calcext:value-type="string">
            <text:p>فعل اسم حرف فعل حرف+اسم</text:p>
          </table:table-cell>
          <table:table-cell office:value-type="string" calcext:value-type="string">
            <text:p>فعل فاعل ناصب فعل جار+مجرور</text:p>
          </table:table-cell>
          <table:table-cell office:value-type="string" calcext:value-type="string">
            <text:p>مضارع+مرفوع فاعل ناصب مضارع+منصوب جار+مجرور</text:p>
          </table:table-cell>
          <table:table-cell/>
          <table:table-cell table:formula="of:=LEN(TRIM([.A247]))-LEN(SUBSTITUTE([.A247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كن مؤَدباً كي تكونَ مَحْبوباً.</text:p>
          </table:table-cell>
          <table:table-cell office:value-type="string" calcext:value-type="string">
            <text:p>فعل اسم حرف فعل اسم</text:p>
          </table:table-cell>
          <table:table-cell table:number-columns-repeated="3"/>
          <table:table-cell table:formula="of:=LEN(TRIM([.A248]))-LEN(SUBSTITUTE([.A248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ما انتهى الشتاء إلى الآن.</text:p>
          </table:table-cell>
          <table:table-cell office:value-type="string" calcext:value-type="string">
            <text:p>حرف فعل اسم حرف اسم</text:p>
          </table:table-cell>
          <table:table-cell table:number-columns-repeated="3"/>
          <table:table-cell table:formula="of:=LEN(TRIM([.A249]))-LEN(SUBSTITUTE([.A249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ما سافر أخي إلى الآن.</text:p>
          </table:table-cell>
          <table:table-cell office:value-type="string" calcext:value-type="string">
            <text:p>حرف فعل اسم حرف اسم</text:p>
          </table:table-cell>
          <table:table-cell table:number-columns-repeated="3"/>
          <table:table-cell table:formula="of:=LEN(TRIM([.A250]))-LEN(SUBSTITUTE([.A250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نم مُبكراً و استيقظ مبكراً.</text:p>
          </table:table-cell>
          <table:table-cell office:value-type="string" calcext:value-type="string">
            <text:p>فعل اسم حرف فعل اسم</text:p>
          </table:table-cell>
          <table:table-cell table:number-columns-repeated="3"/>
          <table:table-cell table:formula="of:=LEN(TRIM([.A251]))-LEN(SUBSTITUTE([.A251];&quot; &quot;;&quot;&quot;))+1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إِنْ تقربْ مِنَ النَّار تَشْعُر بحَرارتها.</text:p>
          </table:table-cell>
          <table:table-cell office:value-type="string" calcext:value-type="string">
            <text:p>حرف فعل حرف اسم فعل حرف+اسم</text:p>
          </table:table-cell>
          <table:table-cell office:value-type="string" calcext:value-type="string">
            <text:p>جازم فعل جار مجرور فعل جار+مجرور</text:p>
          </table:table-cell>
          <table:table-cell office:value-type="string" calcext:value-type="string">
            <text:p>جازم مضارع+مجزوم جار مجرور مضارع+مجزوم جار+مجرور</text:p>
          </table:table-cell>
          <table:table-cell/>
          <table:table-cell table:formula="of:=LEN(TRIM([.A252]))-LEN(SUBSTITUTE([.A252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ن تجلس في مجرى الهواء تمرض.</text:p>
          </table:table-cell>
          <table:table-cell office:value-type="string" calcext:value-type="string">
            <text:p>حرف فعل حرف اسم اسم فعل</text:p>
          </table:table-cell>
          <table:table-cell office:value-type="string" calcext:value-type="string">
            <text:p>جازم فعل جار مجرور مضاف فعل</text:p>
          </table:table-cell>
          <table:table-cell office:value-type="string" calcext:value-type="string">
            <text:p>جازم مضارع+مجزوم جار مجرور مضاف مضارع+مجزوم</text:p>
          </table:table-cell>
          <table:table-cell/>
          <table:table-cell table:formula="of:=LEN(TRIM([.A253]))-LEN(SUBSTITUTE([.A253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ِنْ تُتْلِف شيئاً لِغَيْرِكَ تَدْفعْ ثمنَهُ.</text:p>
          </table:table-cell>
          <table:table-cell office:value-type="string" calcext:value-type="string">
            <text:p>حرف فعل اسم حرف+اسم فعل اسم</text:p>
          </table:table-cell>
          <table:table-cell office:value-type="string" calcext:value-type="string">
            <text:p>جازم فعل مفعول جار+مجرور فعل مفعول</text:p>
          </table:table-cell>
          <table:table-cell office:value-type="string" calcext:value-type="string">
            <text:p>جازم مضارع+مجزوم مفعول جار+مجرور مضارع+مجزوم مفعول</text:p>
          </table:table-cell>
          <table:table-cell/>
          <table:table-cell table:formula="of:=LEN(TRIM([.A254]))-LEN(SUBSTITUTE([.A254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إن تفتح نوافذ الحجرة يتجدد هواؤها.</text:p>
          </table:table-cell>
          <table:table-cell office:value-type="string" calcext:value-type="string">
            <text:p>حرف فعل اسم اسم فعل اسم</text:p>
          </table:table-cell>
          <table:table-cell office:value-type="string" calcext:value-type="string">
            <text:p>جازم فعل مفعول مضاف فعل فاعل</text:p>
          </table:table-cell>
          <table:table-cell office:value-type="string" calcext:value-type="string">
            <text:p>جازم مضارع+مجزوم مفعول مضاف مضارع+مجزوم فاعل</text:p>
          </table:table-cell>
          <table:table-cell/>
          <table:table-cell table:formula="of:=LEN(TRIM([.A255]))-LEN(SUBSTITUTE([.A255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ذَهبْتُ إِلى الشَّجرةِ كي أَسْتَظِلَّ بِظِلِّهَا.</text:p>
          </table:table-cell>
          <table:table-cell office:value-type="string" calcext:value-type="string">
            <text:p>فعل حرف اسم حرف فعل حرف+اسم</text:p>
          </table:table-cell>
          <table:table-cell office:value-type="string" calcext:value-type="string">
            <text:p>فعل جار مجرور ناصب فعل جار+مجرور</text:p>
          </table:table-cell>
          <table:table-cell office:value-type="string" calcext:value-type="string">
            <text:p>ماضي جار مجرور ناصب مضارع+منصوب جار+مجرور</text:p>
          </table:table-cell>
          <table:table-cell/>
          <table:table-cell table:formula="of:=LEN(TRIM([.A256]))-LEN(SUBSTITUTE([.A256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فَتَحْتُ نوافِذَ الحجرةِ كي يتجددَ هواؤها.</text:p>
          </table:table-cell>
          <table:table-cell office:value-type="string" calcext:value-type="string">
            <text:p>فعل اسم اسم حرف فعل اسم</text:p>
          </table:table-cell>
          <table:table-cell office:value-type="string" calcext:value-type="string">
            <text:p>فعل مفعول مضاف ناصب فعل فاعل</text:p>
          </table:table-cell>
          <table:table-cell office:value-type="string" calcext:value-type="string">
            <text:p>ماضي مفعول مضاف ناصب مضارع+منصوب فاعل</text:p>
          </table:table-cell>
          <table:table-cell/>
          <table:table-cell table:formula="of:=LEN(TRIM([.A257]))-LEN(SUBSTITUTE([.A257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تَبيَّنَ لي أَنَّ هذا التاجرَ كذُوبٌ.</text:p>
          </table:table-cell>
          <table:table-cell office:value-type="string" calcext:value-type="string">
            <text:p>فعل حرف حرف اسم اسم اسم</text:p>
          </table:table-cell>
          <table:table-cell table:number-columns-repeated="3"/>
          <table:table-cell table:formula="of:=LEN(TRIM([.A258]))-LEN(SUBSTITUTE([.A258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لا ينَام هذا الطفل إِلا قليلاً.</text:p>
          </table:table-cell>
          <table:table-cell office:value-type="string" calcext:value-type="string">
            <text:p>حرف فعل اسم اسم حرف اسم</text:p>
          </table:table-cell>
          <table:table-cell table:number-columns-repeated="3"/>
          <table:table-cell table:formula="of:=LEN(TRIM([.A259]))-LEN(SUBSTITUTE([.A259];&quot; &quot;;&quot;&quot;))+1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لا تبلع طعاماً قبل أَنْ تُجيدَ مَضْغَهُ.</text:p>
          </table:table-cell>
          <table:table-cell office:value-type="string" calcext:value-type="string">
            <text:p>حرف فعل اسم حرف حرف فعل اسم</text:p>
          </table:table-cell>
          <table:table-cell office:value-type="string" calcext:value-type="string">
            <text:p>جازم فعل مفعول زمان ناصب فعل مفعول</text:p>
          </table:table-cell>
          <table:table-cell office:value-type="string" calcext:value-type="string">
            <text:p>جازم مضارع+مجزوم مفعول زمان ناصب مضارع+منصوب مفعول</text:p>
          </table:table-cell>
          <table:table-cell/>
          <table:table-cell table:formula="of:=LEN(TRIM([.A260]))-LEN(SUBSTITUTE([.A260];&quot; &quot;;&quot;&quot;))+1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لا يَدَّخِرُ هذَا الرجلُ من مالِهِ شيئاً.</text:p>
          </table:table-cell>
          <table:table-cell office:value-type="string" calcext:value-type="string">
            <text:p>حرف فعل اسم اسم حرف اسم اسم</text:p>
          </table:table-cell>
          <table:table-cell table:number-columns-repeated="3"/>
          <table:table-cell table:formula="of:=LEN(TRIM([.A261]))-LEN(SUBSTITUTE([.A261];&quot; &quot;;&quot;&quot;))+1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يجِبُ عليكَ أَنْ تنظفَ أَسْنانك كلَّ يَوْمٍ.</text:p>
          </table:table-cell>
          <table:table-cell office:value-type="string" calcext:value-type="string">
            <text:p>فعل حرف حرف فعل اسم اسم اسم</text:p>
          </table:table-cell>
          <table:table-cell table:number-columns-repeated="3"/>
          <table:table-cell table:formula="of:=LEN(TRIM([.A262]))-LEN(SUBSTITUTE([.A262];&quot; &quot;;&quot;&quot;))+1" office:value-type="float" office:value="7" calcext:value-type="float">
            <text:p>7</text:p>
          </table:table-cell>
        </table:table-row>
        <table:table-row table:style-name="ro14">
          <table:table-cell table:style-name="ce3" office:value-type="string" calcext:value-type="string">
            <text:p>سَطَا الذِّئبُ على الْغَنَمِ فافترسَ واحدةً وفرَّ هارِباً.</text:p>
          </table:table-cell>
          <table:table-cell office:value-type="string" calcext:value-type="string">
            <text:p>فعل اسم حرف اسم فعل اسم فعل اسم</text:p>
          </table:table-cell>
          <table:table-cell table:number-columns-repeated="3"/>
          <table:table-cell table:formula="of:=LEN(TRIM([.A263]))-LEN(SUBSTITUTE([.A263];&quot; &quot;;&quot;&quot;))+1" office:value-type="float" office:value="8" calcext:value-type="float">
            <text:p>8</text:p>
          </table:table-cell>
        </table:table-row>
        <table:table-row table:style-name="ro14">
          <table:table-cell table:style-name="ce3" office:value-type="string" calcext:value-type="string">
            <text:p>لا يُجوزُ لِلإِنسانِ أَن يجلسَ في مَجْرَى الهواءِ.</text:p>
          </table:table-cell>
          <table:table-cell office:value-type="string" calcext:value-type="string">
            <text:p>حرف فعل حرف+اسم حرف فعل <text:s/>حرف اسم اسم</text:p>
          </table:table-cell>
          <table:table-cell table:number-columns-repeated="3"/>
          <table:table-cell table:formula="of:=LEN(TRIM([.A264]))-LEN(SUBSTITUTE([.A264];&quot; &quot;;&quot;&quot;))+1" office:value-type="float" office:value="8" calcext:value-type="float">
            <text:p>8</text:p>
          </table:table-cell>
        </table:table-row>
        <table:table-row table:style-name="ro14">
          <table:table-cell table:style-name="ce3" office:value-type="string" calcext:value-type="string">
            <text:p>هبَّتِ العواصفُ ليلاً؛ فأَطْفأَتِ المصابيحَ وَاقْتَلَعَت بعضَ الأَشجارِ.</text:p>
          </table:table-cell>
          <table:table-cell table:number-columns-repeated="4"/>
          <table:table-cell table:formula="of:=LEN(TRIM([.A265]))-LEN(SUBSTITUTE([.A265];&quot; &quot;;&quot;&quot;))+1" office:value-type="float" office:value="8" calcext:value-type="float">
            <text:p>8</text:p>
          </table:table-cell>
        </table:table-row>
        <table:table-row table:style-name="ro14">
          <table:table-cell table:style-name="ce3" office:value-type="string" calcext:value-type="string">
            <text:p>يَتْعَبُ الإِنسانُ في صِغَرِهِ كي يستريحَ في كبره.</text:p>
          </table:table-cell>
          <table:table-cell office:value-type="string" calcext:value-type="string">
            <text:p>فعل اسم حرف اسم حرف فعل حرف اسم</text:p>
          </table:table-cell>
          <table:table-cell table:number-columns-repeated="3"/>
          <table:table-cell table:formula="of:=LEN(TRIM([.A266]))-LEN(SUBSTITUTE([.A266];&quot; &quot;;&quot;&quot;))+1" office:value-type="float" office:value="8" calcext:value-type="float">
            <text:p>8</text:p>
          </table:table-cell>
        </table:table-row>
        <table:table-row table:style-name="ro14">
          <table:table-cell table:style-name="ce3" office:value-type="string" calcext:value-type="string">
            <text:p>اُدخلْ البستانَ، ومتِّعْ نفسَكَ بِمنْظَرهِ، ولا تَعْبَثْ بأَزْهارِه وثِمارِهِ.</text:p>
          </table:table-cell>
          <table:table-cell table:number-columns-repeated="4"/>
          <table:table-cell table:formula="of:=LEN(TRIM([.A267]))-LEN(SUBSTITUTE([.A267];&quot; &quot;;&quot;&quot;))+1" office:value-type="float" office:value="9" calcext:value-type="float">
            <text:p>9</text:p>
          </table:table-cell>
        </table:table-row>
        <table:table-row table:style-name="ro14">
          <table:table-cell table:style-name="ce3" office:value-type="string" calcext:value-type="string">
            <text:p>امْتَنَعَ المريضُ عن الأَكل، وأَصبَحَ لا يَقْوَى على المشي.</text:p>
          </table:table-cell>
          <table:table-cell table:number-columns-repeated="4"/>
          <table:table-cell table:formula="of:=LEN(TRIM([.A268]))-LEN(SUBSTITUTE([.A268];&quot; &quot;;&quot;&quot;))+1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string" calcext:value-type="string">
            <text:p>لا تُكْثِرْ مِن الكلام، ولا تَنْطِقْ بما لا تَعْلَم.</text:p>
          </table:table-cell>
          <table:table-cell table:number-columns-repeated="4"/>
          <table:table-cell table:formula="of:=LEN(TRIM([.A269]))-LEN(SUBSTITUTE([.A269];&quot; &quot;;&quot;&quot;))+1" office:value-type="float" office:value="9" calcext:value-type="float">
            <text:p>9</text:p>
          </table:table-cell>
        </table:table-row>
        <table:table-row table:style-name="ro14">
          <table:table-cell table:style-name="ce3" office:value-type="string" calcext:value-type="string">
            <text:p>جَنَى الْفلاَّحُ قطْنَه، وباعَهُ، ثمَّ اشْتَرى ببعض ثمنِهِ ما يَحْتاجُ إليه.</text:p>
          </table:table-cell>
          <table:table-cell table:number-columns-repeated="4"/>
          <table:table-cell table:formula="of:=LEN(TRIM([.A270]))-LEN(SUBSTITUTE([.A270];&quot; &quot;;&quot;&quot;))+1" office:value-type="float" office:value="11" calcext:value-type="float">
            <text:p>11</text:p>
          </table:table-cell>
        </table:table-row>
        <table:table-row table:style-name="ro14">
          <table:table-cell table:style-name="ce3" office:value-type="string" calcext:value-type="string">
            <text:p>اغسِلْ يَديكَ قبل الأكل وبعده؛ ونَظِّفْ أَسنانك، ولا تُدْخِل الطَّعامَ على الطعام.</text:p>
          </table:table-cell>
          <table:table-cell table:number-columns-repeated="4"/>
          <table:table-cell table:formula="of:=LEN(TRIM([.A271]))-LEN(SUBSTITUTE([.A271];&quot; &quot;;&quot;&quot;))+1" office:value-type="float" office:value="12" calcext:value-type="float">
            <text:p>12</text:p>
          </table:table-cell>
        </table:table-row>
        <table:table-row table:style-name="ro14">
          <table:table-cell table:style-name="ce3" office:value-type="string" calcext:value-type="string">
            <text:p>نظرَ الطفلُ إِلى الطَّائر وهو يُحلِّقُ في السماءِ، فأَحَبَّ أَنْ يَطِيرَ مثلَه.</text:p>
          </table:table-cell>
          <table:table-cell table:number-columns-repeated="4"/>
          <table:table-cell table:formula="of:=LEN(TRIM([.A272]))-LEN(SUBSTITUTE([.A272];&quot; &quot;;&quot;&quot;))+1" office:value-type="float" office:value="12" calcext:value-type="float">
            <text:p>12</text:p>
          </table:table-cell>
        </table:table-row>
        <table:table-row table:style-name="ro13" table:number-rows-repeated="1048302">
          <table:table-cell table:number-columns-repeated="6"/>
        </table:table-row>
        <table:table-row table:style-name="ro15">
          <table:table-cell table:number-columns-repeated="6"/>
        </table:table-row>
        <table:table-row table:style-name="ro15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15">
          <table:table-cell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name-complex="Noto Sans Arabic UI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5:18:05.542889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rrouki</meta:initial-creator>
    <meta:creation-date>2024-01-23T18:00:51.672879006</meta:creation-date>
    <dc:date>2024-02-10T15:34:48.891677888</dc:date>
    <dc:creator>zerrouki</dc:creator>
    <meta:editing-duration>PT10H56M6S</meta:editing-duration>
    <meta:editing-cycles>49</meta:editing-cycles>
    <meta:generator>LibreOffice/7.6.1.2$Linux_X86_64 LibreOffice_project/f5defcebd022c5bc36bbb79be232cb6926d8f674</meta:generator>
    <meta:document-statistic meta:table-count="2" meta:cell-count="1296" meta:object-count="0"/>
  </office:meta>
</office:document-meta>
</file>